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|| <text:s/>Program name: <text:s text:c="4"/>TurtleControlPanelOne.java</text:p>
      <text:p text:style-name="Standard">|| <text:s/>Created by: <text:s text:c="6"/>Michael McLaughlin</text:p>
      <text:p text:style-name="Standard">|| <text:s/>Creation date: <text:s text:c="3"/>12/18/01</text:p>
      <text:p text:style-name="Standard">|| <text:s/>History:</text:p>
      <text:p text:style-name="Standard">|| ----------------------------------------------------------------------</text:p>
      <text:p text:style-name="Standard">|| <text:s/>Date <text:s text:c="6"/>Author <text:s text:c="18"/>Purpose</text:p>
      <text:p text:style-name="Standard">|| <text:s/>-------- <text:s text:c="2"/>---------------------- <text:s text:c="2"/>---------------------------------</text:p>
      <text:p text:style-name="Standard">|| <text:s/>dd/mm/yy <text:s text:c="2"/>{Name} <text:s text:c="18"/>{Brief statement of change.}</text:p>
      <text:p text:style-name="Standard">|| ----------------------------------------------------------------------</text:p>
      <text:p text:style-name="Standard">|| <text:s/>Execution method: Instantiated as a class within a class.</text:p>
      <text:p text:style-name="Standard">|| <text:s/>Program purpose: <text:s/>Designed as an AWT toolbar for a drawing program;</text:p>
      <text:p text:style-name="Standard">|| <text:s text:c="19"/>based on Java: How to Program, 4th Edition, by</text:p>
      <text:p text:style-name="Standard">|| <text:s text:c="19"/>Deitel &amp; Deitel, Chapter 11, Problem 27.</text:p>
      <text:p text:style-name="Standard">*/</text:p>
      <text:p text:style-name="Standard"/>
      <text:p text:style-name="Standard">// Class imports.</text:p>
      <text:p text:style-name="Standard">import java.awt.*; <text:s text:c="11"/>// Required for AWT widgets.</text:p>
      <text:p text:style-name="Standard">import java.awt.geom.*; <text:s text:c="6"/>// Required for Java Graphics2D Libraries.</text:p>
      <text:p text:style-name="Standard">import java.lang.*; <text:s text:c="10"/>// Required for general Java language use.</text:p>
      <text:p text:style-name="Standard"/>
      <text:p text:style-name="Standard">// ------------------------------ Begin Class --------------------------------/</text:p>
      <text:p text:style-name="Standard"/>
      <text:p text:style-name="Standard">// Class definition.</text:p>
      <text:p text:style-name="Standard">public class TurtleControlPanelOne extends Panel</text:p>
      <text:p text:style-name="Standard">{</text:p>
      <text:p text:style-name="Standard"><text:s text:c="2"/>// ------------------------- Reference Classes -----------------------------/</text:p>
      <text:p text:style-name="Standard"/>
      <text:p text:style-name="Standard"><text:s text:c="2"/>// None used.</text:p>
      <text:p text:style-name="Standard"/>
      <text:p text:style-name="Standard"><text:s text:c="2"/>// -------------------------- Class Variables ------------------------------/</text:p>
      <text:p text:style-name="Standard"/>
      <text:p text:style-name="Standard"><text:s text:c="2"/>// Define and initialize compass points.</text:p>
      <text:p text:style-name="Standard"><text:s text:c="2"/>private final int EAST <text:s/>= TurtleConstantsOne.EAST;</text:p>
      <text:p text:style-name="Standard"><text:s text:c="2"/>private final int SOUTH = TurtleConstantsOne.SOUTH;</text:p>
      <text:p text:style-name="Standard"><text:s text:c="2"/>private final int WEST <text:s/>= TurtleConstantsOne.WEST;</text:p>
      <text:p text:style-name="Standard"><text:s text:c="2"/>private final int NORTH = TurtleConstantsOne.NORTH;</text:p>
      <text:p text:style-name="Standard"/>
      <text:p text:style-name="Standard"><text:s text:c="2"/>// Define and initialize compass logical direction values.</text:p>
      <text:p text:style-name="Standard"><text:s text:c="2"/>private boolean east <text:s/>= true;</text:p>
      <text:p text:style-name="Standard"><text:s text:c="2"/>private boolean south = false;</text:p>
      <text:p text:style-name="Standard"><text:s text:c="2"/>private boolean west <text:s/>= false;</text:p>
      <text:p text:style-name="Standard"><text:s text:c="2"/>private boolean north = false;</text:p>
      <text:p text:style-name="Standard"/>
      <text:p text:style-name="Standard"><text:s text:c="2"/>// Define and initialize dynamic class variables.</text:p>
      <text:p text:style-name="Standard"><text:s text:c="2"/>private boolean penIsDown <text:s text:c="3"/>= true;</text:p>
      <text:p text:style-name="Standard"><text:s text:c="2"/>private int moveDistance <text:s text:c="4"/>= 0;</text:p>
      <text:p text:style-name="Standard"><text:s text:c="2"/>private int currentDirection = EAST;</text:p>
      <text:p text:style-name="Standard"/>
      <text:p text:style-name="Standard"><text:soft-page-break/><text:s text:c="2"/>// Define Graphics 2D objects.</text:p>
      <text:p text:style-name="Standard"><text:s text:c="2"/>private Line2D drawLine;</text:p>
      <text:p text:style-name="Standard"><text:s text:c="2"/>private Point2D beginPoint;</text:p>
      <text:p text:style-name="Standard"><text:s text:c="2"/>private Point2D currentPoint;</text:p>
      <text:p text:style-name="Standard"><text:s text:c="2"/>private Point2D endPoint;</text:p>
      <text:p text:style-name="Standard"/>
      <text:p text:style-name="Standard"><text:s text:c="2"/>// Define a standard Fonts.</text:p>
      <text:p text:style-name="Standard"><text:s text:c="2"/>private Font buttonFont = new Font("San Serif",Font.BOLD,11);</text:p>
      <text:p text:style-name="Standard"><text:s text:c="2"/>private Font labelFont <text:s/>= new Font("San Serif",Font.PLAIN|Font.ITALIC,12);</text:p>
      <text:p text:style-name="Standard"><text:s text:c="2"/>private Font textFont <text:s text:c="2"/>= new Font("San Serif",Font.PLAIN,11);</text:p>
      <text:p text:style-name="Standard"/>
      <text:p text:style-name="Standard"><text:s text:c="2"/>// Define and initialize static strings.</text:p>
      <text:p text:style-name="Standard"><text:s text:c="2"/>private String penUp <text:s text:c="4"/>= new String("Pen Up");</text:p>
      <text:p text:style-name="Standard"><text:s text:c="2"/>private String penDown <text:s text:c="2"/>= new String("Pen Down");</text:p>
      <text:p text:style-name="Standard"><text:s text:c="2"/>private String turnRight = new String("Turn Right");</text:p>
      <text:p text:style-name="Standard"><text:s text:c="2"/>private String turnLeft <text:s/>= new String("Turn Left");</text:p>
      <text:p text:style-name="Standard"><text:s text:c="2"/>private String move <text:s text:c="5"/>= new String("Move");</text:p>
      <text:p text:style-name="Standard"><text:s text:c="2"/>private String print <text:s text:c="4"/>= new String("Print");</text:p>
      <text:p text:style-name="Standard"><text:s text:c="2"/>private String end <text:s text:c="6"/>= new String("End");</text:p>
      <text:p text:style-name="Standard"/>
      <text:p text:style-name="Standard"><text:s text:c="2"/>// Define and initialize AWT buttons.</text:p>
      <text:p text:style-name="Standard"><text:s text:c="2"/>private Button penUpButton <text:s text:c="4"/>= new Button(penUp);</text:p>
      <text:p text:style-name="Standard"><text:s text:c="2"/>private Button penDownButton <text:s text:c="2"/>= new Button(penDown);</text:p>
      <text:p text:style-name="Standard"><text:s text:c="2"/>private Button turnRightButton = new Button(turnRight);</text:p>
      <text:p text:style-name="Standard"><text:s text:c="2"/>private Button turnLeftButton <text:s/>= new Button(turnLeft);</text:p>
      <text:p text:style-name="Standard"><text:s text:c="2"/>private Button moveButton <text:s text:c="5"/>= new Button(move);</text:p>
      <text:p text:style-name="Standard"><text:s text:c="2"/>private Button printButton <text:s text:c="4"/>= new Button(print);</text:p>
      <text:p text:style-name="Standard"><text:s text:c="2"/>private Button endButton <text:s text:c="6"/>= new Button(end);</text:p>
      <text:p text:style-name="Standard"/>
      <text:p text:style-name="Standard"><text:s text:c="2"/>// Define and initialize other AWT objects.</text:p>
      <text:p text:style-name="Standard"><text:s text:c="2"/>private TextField textDistance <text:s/>= new TextField();</text:p>
      <text:p text:style-name="Standard"><text:s text:c="2"/>private Label <text:s text:c="4"/>labelDistance = new Label();</text:p>
      <text:p text:style-name="Standard"><text:s text:c="2"/>private Panel <text:s text:c="4"/>toolPanel <text:s text:c="4"/>= new Panel();</text:p>
      <text:p text:style-name="Standard"/>
      <text:p text:style-name="Standard"><text:s text:c="2"/>// ------------------- API Component Accessor Methods ----------------------/</text:p>
      <text:p text:style-name="Standard"/>
      <text:p text:style-name="Standard"><text:s text:c="2"/>// Method to access AWT and Swing widgets.</text:p>
      <text:p text:style-name="Standard"><text:s text:c="2"/>// ---------------------------------------</text:p>
      <text:p text:style-name="Standard"><text:s text:c="2"/>// Button.</text:p>
      <text:p text:style-name="Standard"><text:s text:c="2"/>protected Button getPenDownButton() <text:s text:c="2"/>{ return penDownButton; }</text:p>
      <text:p text:style-name="Standard"><text:s text:c="2"/>protected Button getPenUpButton() <text:s text:c="4"/>{ return penUpButton; }</text:p>
      <text:p text:style-name="Standard"><text:s text:c="2"/>protected Button getTurnRightButton() { return turnRightButton; }</text:p>
      <text:p text:style-name="Standard"><text:s text:c="2"/>protected Button getTurnLeftButton() <text:s/>{ return turnLeftButton; }</text:p>
      <text:p text:style-name="Standard"><text:s text:c="2"/>protected Button getMoveButton() <text:s text:c="5"/>{ return moveButton; }</text:p>
      <text:p text:style-name="Standard"><text:s text:c="2"/>protected Button getPrintButton() <text:s text:c="4"/>{ return printButton; }</text:p>
      <text:p text:style-name="Standard"><text:s text:c="2"/>protected Button getEndButton() <text:s text:c="6"/>{ return endButton; }</text:p>
      <text:p text:style-name="Standard"/>
      <text:p text:style-name="Standard"><text:s text:c="2"/>// Panel.</text:p>
      <text:p text:style-name="Standard"><text:s text:c="2"/>protected Panel <text:s/>getToolPanel() <text:s text:c="6"/>{ return toolPanel; }</text:p>
      <text:p text:style-name="Standard"><text:soft-page-break/></text:p>
      <text:p text:style-name="Standard"><text:s text:c="2"/>// TextField.</text:p>
      <text:p text:style-name="Standard"><text:s text:c="2"/>protected TextField getTextDistance() { return textDistance; }</text:p>
      <text:p text:style-name="Standard"/>
      <text:p text:style-name="Standard"><text:s text:c="2"/>// ------------------------- Begin Constructor -----------------------------/</text:p>
      <text:p text:style-name="Standard"/>
      <text:p text:style-name="Standard"><text:s text:c="2"/>/*</text:p>
      <text:p text:style-name="Standard"><text:s text:c="2"/>|| The constructors of the class are:</text:p>
      <text:p text:style-name="Standard"><text:s text:c="2"/>|| =========================================================================</text:p>
      <text:p text:style-name="Standard"><text:s text:c="2"/>|| <text:s/>Access <text:s text:c="4"/>Constructor Type <text:s/>Constructor</text:p>
      <text:p text:style-name="Standard"><text:s text:c="2"/>|| <text:s/>--------- <text:s/>---------------- <text:s/>-------------------------------------------</text:p>
      <text:p text:style-name="Standard"><text:s text:c="2"/>|| <text:s/>protected <text:s/>Default <text:s text:c="10"/>ComboBox()</text:p>
      <text:p text:style-name="Standard"><text:s text:c="2"/>*/</text:p>
      <text:p text:style-name="Standard"/>
      <text:p text:style-name="Standard"><text:s text:c="2"/>// Define default constructor.</text:p>
      <text:p text:style-name="Standard"><text:s text:c="2"/>protected TurtleControlPanelOne()</text:p>
      <text:p text:style-name="Standard"><text:s text:c="2"/>{</text:p>
      <text:p text:style-name="Standard"><text:s text:c="4"/>// Initialize default set current grid point.</text:p>
      <text:p text:style-name="Standard"><text:s text:c="4"/>setCurrentPoint();</text:p>
      <text:p text:style-name="Standard"/>
      <text:p text:style-name="Standard"><text:s text:c="4"/>// Initialize set methods.</text:p>
      <text:p text:style-name="Standard"><text:s text:c="4"/>buildPanel();</text:p>
      <text:p text:style-name="Standard"/>
      <text:p text:style-name="Standard"><text:s text:c="2"/>} // End of default constructor.</text:p>
      <text:p text:style-name="Standard"/>
      <text:p text:style-name="Standard"><text:s text:c="2"/>// -------------------------- End Constructor ------------------------------/</text:p>
      <text:p text:style-name="Standard"/>
      <text:p text:style-name="Standard"><text:s text:c="2"/>// --------------------------- Begin Methods -------------------------------/</text:p>
      <text:p text:style-name="Standard"/>
      <text:p text:style-name="Standard"><text:s text:c="3"/>/*</text:p>
      <text:p text:style-name="Standard"><text:s text:c="2"/>|| The static main instantiates a test instance of the class:</text:p>
      <text:p text:style-name="Standard"><text:s text:c="2"/>|| =========================================================================</text:p>
      <text:p text:style-name="Standard"><text:s text:c="2"/>|| <text:s/>Return Type <text:s/>Method Name <text:s text:c="19"/>Access <text:s text:c="4"/>Parameter List</text:p>
      <text:p text:style-name="Standard"><text:s text:c="2"/>|| <text:s/>----------- <text:s/>----------------------------- <text:s/>--------- <text:s/>-----------------</text:p>
      <text:p text:style-name="Standard"><text:s text:c="2"/>|| <text:s/>void <text:s text:c="8"/>buildPanel() <text:s text:c="18"/>protected</text:p>
      <text:p text:style-name="Standard"><text:s text:c="2"/>|| <text:s/>Point2D <text:s text:c="5"/>getBeginPoint() <text:s text:c="15"/>protected</text:p>
      <text:p text:style-name="Standard"><text:s text:c="2"/>|| <text:s/>Point2D <text:s text:c="5"/>getCurrentPoint() <text:s text:c="13"/>protected</text:p>
      <text:p text:style-name="Standard"><text:s text:c="2"/>|| <text:s/>int <text:s text:c="9"/>getDirection() <text:s text:c="16"/>protected</text:p>
      <text:p text:style-name="Standard"><text:s text:c="2"/>|| <text:s/>Line2D <text:s text:c="6"/>getDrawLine() <text:s text:c="17"/>protected</text:p>
      <text:p text:style-name="Standard"><text:s text:c="2"/>|| <text:s/>boolean <text:s text:c="5"/>getEndButtonState() <text:s text:c="11"/>protected</text:p>
      <text:p text:style-name="Standard"><text:s text:c="2"/>|| <text:s/>Point2D <text:s text:c="5"/>getEndPoint() <text:s text:c="17"/>protected</text:p>
      <text:p text:style-name="Standard"><text:s text:c="2"/>|| <text:s/>int <text:s text:c="9"/>getMoveDistance() <text:s text:c="13"/>protected</text:p>
      <text:p text:style-name="Standard"><text:s text:c="2"/>|| <text:s/>boolean <text:s text:c="5"/>getPenDown() <text:s text:c="18"/>protected</text:p>
      <text:p text:style-name="Standard"><text:s text:c="2"/>|| <text:s/>void <text:s text:c="8"/>setBeginPoint() <text:s text:c="15"/>protected <text:s/>int x</text:p>
      <text:p text:style-name="Standard"><text:s text:c="2"/>|| <text:s text:c="56"/>int y</text:p>
      <text:p text:style-name="Standard"><text:s text:c="2"/>|| <text:s/>void <text:s text:c="8"/>setBeginPoint() <text:s text:c="15"/>protected <text:s/>Point2D point</text:p>
      <text:p text:style-name="Standard"><text:s text:c="2"/>|| <text:s/>void <text:s text:c="8"/>setButtonWakeup() <text:s text:c="13"/>protected</text:p>
      <text:p text:style-name="Standard"><text:soft-page-break/><text:s text:c="2"/>|| <text:s/>void <text:s text:c="8"/>setCurrentPoint() <text:s text:c="13"/>protected <text:s/>int x</text:p>
      <text:p text:style-name="Standard"><text:s text:c="2"/>|| <text:s text:c="56"/>int y</text:p>
      <text:p text:style-name="Standard"><text:s text:c="2"/>|| <text:s/>void <text:s text:c="8"/>setDirection() <text:s text:c="16"/>protected <text:s/>int direction</text:p>
      <text:p text:style-name="Standard"><text:s text:c="2"/>|| <text:s/>void <text:s text:c="8"/>setDrawLine() <text:s text:c="17"/>protected</text:p>
      <text:p text:style-name="Standard"><text:s text:c="2"/>|| <text:s/>void <text:s text:c="8"/>setEndButton() <text:s text:c="16"/>protected</text:p>
      <text:p text:style-name="Standard"><text:s text:c="2"/>|| <text:s/>void <text:s text:c="8"/>setEndPoint() <text:s text:c="17"/>protected <text:s/>int x</text:p>
      <text:p text:style-name="Standard"><text:s text:c="2"/>|| <text:s text:c="56"/>int y</text:p>
      <text:p text:style-name="Standard"><text:s text:c="2"/>|| <text:s/>void <text:s text:c="8"/>setEndPoint() <text:s text:c="17"/>protected <text:s/>Point2D point</text:p>
      <text:p text:style-name="Standard"><text:s text:c="2"/>|| <text:s/>void <text:s text:c="8"/>setLabelDistanceWakeup() <text:s text:c="6"/>protected</text:p>
      <text:p text:style-name="Standard"><text:s text:c="2"/>|| <text:s/>void <text:s text:c="8"/>setMoveButton() <text:s text:c="15"/>protected</text:p>
      <text:p text:style-name="Standard"><text:s text:c="2"/>|| <text:s/>void <text:s text:c="8"/>setMoveDistance() <text:s text:c="13"/>protected <text:s/>int distance</text:p>
      <text:p text:style-name="Standard"><text:s text:c="2"/>|| <text:s/>void <text:s text:c="8"/>setPenDownButton() <text:s text:c="12"/>protected</text:p>
      <text:p text:style-name="Standard"><text:s text:c="2"/>|| <text:s/>void <text:s text:c="8"/>setPenDown() <text:s text:c="18"/>protected</text:p>
      <text:p text:style-name="Standard"><text:s text:c="2"/>|| <text:s/>void <text:s text:c="8"/>setPenUpButton() <text:s text:c="14"/>protected</text:p>
      <text:p text:style-name="Standard"><text:s text:c="2"/>|| <text:s/>void <text:s text:c="8"/>setPrintButton() <text:s text:c="14"/>protected</text:p>
      <text:p text:style-name="Standard"><text:s text:c="2"/>|| <text:s/>void <text:s text:c="8"/>setTextDistance() <text:s text:c="13"/>protected</text:p>
      <text:p text:style-name="Standard"><text:s text:c="2"/>*/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return commands.</text:p>
      <text:p text:style-name="Standard"><text:s text:c="2"/>protected void buildPanel()</text:p>
      <text:p text:style-name="Standard"><text:s text:c="2"/>{</text:p>
      <text:p text:style-name="Standard"><text:s text:c="4"/>// Initialize elements in the JComboBoxes and set defaults.</text:p>
      <text:p text:style-name="Standard"/>
      <text:p text:style-name="Standard"><text:s text:c="4"/>// Initialize JComboBoxes.</text:p>
      <text:p text:style-name="Standard"><text:s text:c="4"/>setButtonWakeup();</text:p>
      <text:p text:style-name="Standard"><text:s text:c="4"/>setLabelDistanceWakeup();</text:p>
      <text:p text:style-name="Standard"><text:s text:c="4"/>setTextDistance();</text:p>
      <text:p text:style-name="Standard"/>
      <text:p text:style-name="Standard"><text:s text:c="4"/>// Add components to the panel.</text:p>
      <text:p text:style-name="Standard"><text:s text:c="4"/>toolPanel.add(penUpButton);</text:p>
      <text:p text:style-name="Standard"><text:s text:c="4"/>toolPanel.add(penDownButton);</text:p>
      <text:p text:style-name="Standard"><text:s text:c="4"/>toolPanel.add(turnRightButton);</text:p>
      <text:p text:style-name="Standard"><text:s text:c="4"/>toolPanel.add(turnLeftButton);</text:p>
      <text:p text:style-name="Standard"><text:s text:c="4"/>toolPanel.add(moveButton);</text:p>
      <text:p text:style-name="Standard"><text:s text:c="4"/>toolPanel.add(labelDistance);</text:p>
      <text:p text:style-name="Standard"><text:s text:c="4"/>toolPanel.add(textDistance);</text:p>
      <text:p text:style-name="Standard"><text:s text:c="4"/>toolPanel.add(printButton);</text:p>
      <text:p text:style-name="Standard"><text:s text:c="4"/>toolPanel.add(endButton);</text:p>
      <text:p text:style-name="Standard"><text:s text:c="4"/>toolPanel.setBackground(Color.lightGray);</text:p>
      <text:p text:style-name="Standard"/>
      <text:p text:style-name="Standard"><text:s text:c="2"/>} // End of buildPanel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beginning point for line.</text:p>
      <text:p text:style-name="Standard"><text:s text:c="2"/>protected Point2D getBeginPoint()</text:p>
      <text:p text:style-name="Standard"><text:s text:c="2"/>{</text:p>
      <text:p text:style-name="Standard"><text:soft-page-break/><text:s text:c="4"/>// Return point value.</text:p>
      <text:p text:style-name="Standard"><text:s text:c="4"/>return beginPoint;</text:p>
      <text:p text:style-name="Standard"/>
      <text:p text:style-name="Standard"><text:s text:c="2"/>} // End of getBegin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current point.</text:p>
      <text:p text:style-name="Standard"><text:s text:c="2"/>protected Point2D getCurrentPoint()</text:p>
      <text:p text:style-name="Standard"><text:s text:c="2"/>{</text:p>
      <text:p text:style-name="Standard"><text:s text:c="4"/>// Return point value.</text:p>
      <text:p text:style-name="Standard"><text:s text:c="4"/>return currentPoint;</text:p>
      <text:p text:style-name="Standard"/>
      <text:p text:style-name="Standard"><text:s text:c="2"/>} // End of getCurrent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return compass direction.</text:p>
      <text:p text:style-name="Standard"><text:s text:c="2"/>protected int getDirection()</text:p>
      <text:p text:style-name="Standard"><text:s text:c="2"/>{</text:p>
      <text:p text:style-name="Standard"><text:s text:c="4"/>// Return current direction.</text:p>
      <text:p text:style-name="Standard"><text:s text:c="4"/>return currentDirection;</text:p>
      <text:p text:style-name="Standard"/>
      <text:p text:style-name="Standard"><text:s text:c="2"/>} // End of getDirecti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draw line.</text:p>
      <text:p text:style-name="Standard"><text:s text:c="2"/>protected Line2D getDrawLine()</text:p>
      <text:p text:style-name="Standard"><text:s text:c="2"/>{</text:p>
      <text:p text:style-name="Standard"><text:s text:c="4"/>// Initialize current line.</text:p>
      <text:p text:style-name="Standard"><text:s text:c="4"/>return drawLine;</text:p>
      <text:p text:style-name="Standard"/>
      <text:p text:style-name="Standard"><text:s text:c="2"/>} // End of getDrawLine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end button state.</text:p>
      <text:p text:style-name="Standard"><text:s text:c="2"/>protected boolean getEndButtonState()</text:p>
      <text:p text:style-name="Standard"><text:s text:c="2"/>{</text:p>
      <text:p text:style-name="Standard"><text:s text:c="4"/>// Return boolean state for button.</text:p>
      <text:p text:style-name="Standard"><text:s text:c="4"/>return endButton.isEnabled();</text:p>
      <text:p text:style-name="Standard"/>
      <text:p text:style-name="Standard"><text:s text:c="2"/>} // End of getEndButtonState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ending point for line.</text:p>
      <text:p text:style-name="Standard"><text:s text:c="2"/>protected Point2D getEndPoint()</text:p>
      <text:p text:style-name="Standard"><text:soft-page-break/><text:s text:c="2"/>{</text:p>
      <text:p text:style-name="Standard"><text:s text:c="4"/>// Return point value.</text:p>
      <text:p text:style-name="Standard"><text:s text:c="4"/>return endPoint;</text:p>
      <text:p text:style-name="Standard"/>
      <text:p text:style-name="Standard"><text:s text:c="2"/>} // End of getEnd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get moveDistance class variable.</text:p>
      <text:p text:style-name="Standard"><text:s text:c="2"/>protected int getMoveDistance()</text:p>
      <text:p text:style-name="Standard"><text:s text:c="2"/>{</text:p>
      <text:p text:style-name="Standard"><text:s text:c="4"/>// Return the moveDistance class variable.</text:p>
      <text:p text:style-name="Standard"><text:s text:c="4"/>return moveDistance;</text:p>
      <text:p text:style-name="Standard"/>
      <text:p text:style-name="Standard"><text:s text:c="2"/>} // End of getMoveDistance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penDown boolean state.</text:p>
      <text:p text:style-name="Standard"><text:s text:c="2"/>protected boolean getPenDown()</text:p>
      <text:p text:style-name="Standard"><text:s text:c="2"/>{</text:p>
      <text:p text:style-name="Standard"><text:s text:c="4"/>// Return penIsDown state variable.</text:p>
      <text:p text:style-name="Standard"><text:s text:c="4"/>return penIsDown;</text:p>
      <text:p text:style-name="Standard"/>
      <text:p text:style-name="Standard"><text:s text:c="2"/>} // End of getPenDow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beginning point for line.</text:p>
      <text:p text:style-name="Standard"><text:s text:c="2"/>protected void setBeginPoint(int x, int y)</text:p>
      <text:p text:style-name="Standard"><text:s text:c="2"/>{</text:p>
      <text:p text:style-name="Standard"><text:s text:c="4"/>// Initialize point value if within valid grid coordinate range.</text:p>
      <text:p text:style-name="Standard"><text:s text:c="4"/>if (((x &gt;= TurtleCanvasPanelOne.BEGIN_X) &amp;&amp;</text:p>
      <text:p text:style-name="Standard"><text:s text:c="9"/>(x &lt;= TurtleCanvasPanelOne.END_X)) &amp;&amp;</text:p>
      <text:p text:style-name="Standard"><text:s text:c="8"/>((y &gt;= TurtleCanvasPanelOne.BEGIN_Y) &amp;&amp;</text:p>
      <text:p text:style-name="Standard"><text:s text:c="9"/>(y &lt;= TurtleCanvasPanelOne.END_Y)))</text:p>
      <text:p text:style-name="Standard"><text:s text:c="4"/>{</text:p>
      <text:p text:style-name="Standard"><text:s text:c="6"/>// Initialize begin point.</text:p>
      <text:p text:style-name="Standard"><text:s text:c="6"/>beginPoint = new Point2D.Double(x,y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If a value is submitted outside the range throw and exception.</text:p>
      <text:p text:style-name="Standard"><text:s text:c="6"/>throw new NumberFormatException();</text:p>
      <text:p text:style-name="Standard"/>
      <text:p text:style-name="Standard"><text:s text:c="4"/>} // End of initialization point with grid coordinate range.</text:p>
      <text:p text:style-name="Standard"/>
      <text:p text:style-name="Standard"><text:s text:c="2"/>} // End of setBeginPoint() method.</text:p>
      <text:p text:style-name="Standard"><text:soft-page-break/></text:p>
      <text:p text:style-name="Standard"><text:s text:c="2"/>// -------------------------------------------------------------------------/</text:p>
      <text:p text:style-name="Standard"/>
      <text:p text:style-name="Standard"><text:s text:c="2"/>// Define method to set beginning point for line.</text:p>
      <text:p text:style-name="Standard"><text:s text:c="2"/>protected void setBeginPoint(Point2D point)</text:p>
      <text:p text:style-name="Standard"><text:s text:c="2"/>{</text:p>
      <text:p text:style-name="Standard"><text:s text:c="4"/>// Initialize point value if within valid grid coordinate range.</text:p>
      <text:p text:style-name="Standard"><text:s text:c="4"/>if (((point.getX() &gt;= TurtleCanvasPanelOne.BEGIN_X) &amp;&amp;</text:p>
      <text:p text:style-name="Standard"><text:s text:c="9"/>(point.getX() &lt;= TurtleCanvasPanelOne.END_X)) &amp;&amp;</text:p>
      <text:p text:style-name="Standard"><text:s text:c="8"/>((point.getY() &gt;= TurtleCanvasPanelOne.BEGIN_Y) &amp;&amp;</text:p>
      <text:p text:style-name="Standard"><text:s text:c="9"/>(point.getY() &lt;= TurtleCanvasPanelOne.END_Y)))</text:p>
      <text:p text:style-name="Standard"><text:s text:c="5"/>{</text:p>
      <text:p text:style-name="Standard"><text:s text:c="6"/>// Initialize begin point.</text:p>
      <text:p text:style-name="Standard"><text:s text:c="6"/>beginPoint = point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If a value is submitted outside the range throw and exception.</text:p>
      <text:p text:style-name="Standard"><text:s text:c="6"/>throw new NumberFormatException();</text:p>
      <text:p text:style-name="Standard"/>
      <text:p text:style-name="Standard"><text:s text:c="4"/>} // End of initialization point with grid coordinate range.</text:p>
      <text:p text:style-name="Standard"/>
      <text:p text:style-name="Standard"><text:s text:c="2"/>} // End of setBegin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initial button settings.</text:p>
      <text:p text:style-name="Standard"><text:s text:c="2"/>protected void setButtonWakeup()</text:p>
      <text:p text:style-name="Standard"><text:s text:c="2"/>{</text:p>
      <text:p text:style-name="Standard"><text:s text:c="4"/>// Configure buttons from left to right:</text:p>
      <text:p text:style-name="Standard"><text:s text:c="4"/>// -------------------------------------</text:p>
      <text:p text:style-name="Standard"><text:s text:c="4"/>// The penUp button - enabled.</text:p>
      <text:p text:style-name="Standard"><text:s text:c="4"/>penUpButton.setEnabled(true);</text:p>
      <text:p text:style-name="Standard"><text:s text:c="4"/>penUpButton.setFont(buttonFont);</text:p>
      <text:p text:style-name="Standard"><text:s text:c="4"/>penUpButton.setSize(100,25);</text:p>
      <text:p text:style-name="Standard"/>
      <text:p text:style-name="Standard"><text:s text:c="4"/>// The penDown button - disabled.</text:p>
      <text:p text:style-name="Standard"><text:s text:c="4"/>penDownButton.setEnabled(false);</text:p>
      <text:p text:style-name="Standard"><text:s text:c="4"/>penDownButton.setFont(buttonFont);</text:p>
      <text:p text:style-name="Standard"><text:s text:c="4"/>penDownButton.setSize(100,25);</text:p>
      <text:p text:style-name="Standard"/>
      <text:p text:style-name="Standard"><text:s text:c="4"/>// The turn right button - enabled.</text:p>
      <text:p text:style-name="Standard"><text:s text:c="4"/>turnRightButton.setEnabled(true);</text:p>
      <text:p text:style-name="Standard"><text:s text:c="4"/>turnRightButton.setFont(buttonFont);</text:p>
      <text:p text:style-name="Standard"><text:s text:c="4"/>turnRightButton.setSize(100,25);</text:p>
      <text:p text:style-name="Standard"/>
      <text:p text:style-name="Standard"><text:s text:c="4"/>// The turn left button - enabled.</text:p>
      <text:p text:style-name="Standard"><text:s text:c="4"/>turnLeftButton.setEnabled(true);</text:p>
      <text:p text:style-name="Standard"><text:soft-page-break/><text:s text:c="4"/>turnLeftButton.setFont(buttonFont);</text:p>
      <text:p text:style-name="Standard"><text:s text:c="4"/>turnLeftButton.setSize(100,25);</text:p>
      <text:p text:style-name="Standard"/>
      <text:p text:style-name="Standard"><text:s text:c="4"/>// The move button - enabled.</text:p>
      <text:p text:style-name="Standard"><text:s text:c="4"/>moveButton.setEnabled(true);</text:p>
      <text:p text:style-name="Standard"><text:s text:c="4"/>moveButton.setFont(buttonFont);</text:p>
      <text:p text:style-name="Standard"><text:s text:c="4"/>moveButton.setSize(100,25);</text:p>
      <text:p text:style-name="Standard"/>
      <text:p text:style-name="Standard"><text:s text:c="4"/>// The print button - disabled.</text:p>
      <text:p text:style-name="Standard"><text:s text:c="4"/>printButton.setEnabled(false);</text:p>
      <text:p text:style-name="Standard"><text:s text:c="4"/>printButton.setFont(buttonFont);</text:p>
      <text:p text:style-name="Standard"><text:s text:c="4"/>printButton.setSize(100,25);</text:p>
      <text:p text:style-name="Standard"/>
      <text:p text:style-name="Standard"><text:s text:c="4"/>// The end button - disabled.</text:p>
      <text:p text:style-name="Standard"><text:s text:c="4"/>endButton.setEnabled(false);</text:p>
      <text:p text:style-name="Standard"><text:s text:c="4"/>endButton.setFont(buttonFont);</text:p>
      <text:p text:style-name="Standard"><text:s text:c="4"/>endButton.setSize(100,25);</text:p>
      <text:p text:style-name="Standard"/>
      <text:p text:style-name="Standard"><text:s text:c="2"/>} // End of setButtonWakeup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default method to set current point.</text:p>
      <text:p text:style-name="Standard"><text:s text:c="2"/>protected void setCurrentPoint()</text:p>
      <text:p text:style-name="Standard"><text:s text:c="2"/>{</text:p>
      <text:p text:style-name="Standard"><text:s text:c="4"/>// Initialize point value to a default grid coordinate.</text:p>
      <text:p text:style-name="Standard"><text:s text:c="4"/>currentPoint <text:s/>= new Point2D.Double(TurtleCanvasPanelOne.BEGIN_X,</text:p>
      <text:p text:style-name="Standard"><text:s text:c="39"/>TurtleCanvasPanelOne.BEGIN_Y);</text:p>
      <text:p text:style-name="Standard"/>
      <text:p text:style-name="Standard"><text:s text:c="2"/>} // End of default setCurrent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overloaded method to set current point.</text:p>
      <text:p text:style-name="Standard"><text:s text:c="2"/>protected void setCurrentPoint(int x, int y)</text:p>
      <text:p text:style-name="Standard"><text:s text:c="2"/>{</text:p>
      <text:p text:style-name="Standard"><text:s text:c="4"/>// Initialize point value if within valid grid coordinate range.</text:p>
      <text:p text:style-name="Standard"><text:s text:c="4"/>if (((x &gt;= TurtleCanvasPanelOne.BEGIN_X) &amp;&amp;</text:p>
      <text:p text:style-name="Standard"><text:s text:c="9"/>(x &lt;= TurtleCanvasPanelOne.END_X)) &amp;&amp;</text:p>
      <text:p text:style-name="Standard"><text:s text:c="8"/>((y &gt;= TurtleCanvasPanelOne.BEGIN_Y) &amp;&amp;</text:p>
      <text:p text:style-name="Standard"><text:s text:c="9"/>(y &lt;= TurtleCanvasPanelOne.END_Y)))</text:p>
      <text:p text:style-name="Standard"><text:s text:c="4"/>{</text:p>
      <text:p text:style-name="Standard"><text:s text:c="6"/>// Initialize begin point.</text:p>
      <text:p text:style-name="Standard"><text:s text:c="6"/>currentPoint = new Point2D.Double(x,y);</text:p>
      <text:p text:style-name="Standard"/>
      <text:p text:style-name="Standard"><text:s text:c="6"/>// Debug information.</text:p>
      <text:p text:style-name="Standard"><text:s text:c="6"/>System.out.println("(" + (int) (getCurrentPoint().getX() -</text:p>
      <text:p text:style-name="Standard"><text:s text:c="40"/>TurtleCanvasPanelOne.BEGIN_X) +</text:p>
      <text:p text:style-name="Standard"><text:s text:c="25"/>"," + (int) (getCurrentPoint().getY() -</text:p>
      <text:p text:style-name="Standard"><text:soft-page-break/><text:s text:c="40"/>TurtleCanvasPanelOne.BEGIN_Y) + ")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If a value is submitted outside the range throw and exception.</text:p>
      <text:p text:style-name="Standard"><text:s text:c="6"/>throw new NumberFormatException();</text:p>
      <text:p text:style-name="Standard"/>
      <text:p text:style-name="Standard"><text:s text:c="4"/>} // End of initialization point with grid coordinate range.</text:p>
      <text:p text:style-name="Standard"/>
      <text:p text:style-name="Standard"><text:s text:c="2"/>} // End of overloaded setCurrent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return compass direction.</text:p>
      <text:p text:style-name="Standard"><text:s text:c="2"/>protected void setDirection(int direction)</text:p>
      <text:p text:style-name="Standard"><text:s text:c="2"/>{</text:p>
      <text:p text:style-name="Standard"><text:s text:c="4"/>// Set current direction.</text:p>
      <text:p text:style-name="Standard"><text:s text:c="4"/>currentDirection = direction;</text:p>
      <text:p text:style-name="Standard"/>
      <text:p text:style-name="Standard"><text:s text:c="2"/>} // End of setDirecti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draw line.</text:p>
      <text:p text:style-name="Standard"><text:s text:c="2"/>protected void setDrawLine()</text:p>
      <text:p text:style-name="Standard"><text:s text:c="2"/>{</text:p>
      <text:p text:style-name="Standard"><text:s text:c="4"/>// Initialize current line.</text:p>
      <text:p text:style-name="Standard"><text:s text:c="4"/>drawLine = new Line2D.Double(beginPoint,endPoint);</text:p>
      <text:p text:style-name="Standard"/>
      <text:p text:style-name="Standard"><text:s text:c="2"/>} // End of setDrawLine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button enablement state.</text:p>
      <text:p text:style-name="Standard"><text:s text:c="2"/>protected void setEndButton()</text:p>
      <text:p text:style-name="Standard"><text:s text:c="2"/>{</text:p>
      <text:p text:style-name="Standard"><text:s text:c="4"/>// Evaluate state of button enablement and alter it.</text:p>
      <text:p text:style-name="Standard"><text:s text:c="4"/>if (endButton.isEnabled())</text:p>
      <text:p text:style-name="Standard"><text:s text:c="4"/>{</text:p>
      <text:p text:style-name="Standard"><text:s text:c="6"/>// Disable endButton and enable printButton.</text:p>
      <text:p text:style-name="Standard"><text:s text:c="6"/>endButton.setEnabled(false);</text:p>
      <text:p text:style-name="Standard"/>
      <text:p text:style-name="Standard"><text:s text:c="6"/>// Enable the print button if the pen was down.</text:p>
      <text:p text:style-name="Standard"><text:s text:c="6"/>if (penIsDown) { setPrintButton(); }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Enable endButton.</text:p>
      <text:p text:style-name="Standard"><text:soft-page-break/><text:s text:c="6"/>endButton.setEnabled(true);</text:p>
      <text:p text:style-name="Standard"/>
      <text:p text:style-name="Standard"><text:s text:c="4"/>} // End of if to alter enabled state.</text:p>
      <text:p text:style-name="Standard"/>
      <text:p text:style-name="Standard"><text:s text:c="2"/>} // End of setEndButt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ending point for line.</text:p>
      <text:p text:style-name="Standard"><text:s text:c="2"/>protected void setEndPoint(int x, int y)</text:p>
      <text:p text:style-name="Standard"><text:s text:c="2"/>{</text:p>
      <text:p text:style-name="Standard"><text:s text:c="4"/>// Initialize point value if within valid grid coordinate range.</text:p>
      <text:p text:style-name="Standard"><text:s text:c="4"/>if (((x &gt;= TurtleCanvasPanelOne.BEGIN_X) &amp;&amp;</text:p>
      <text:p text:style-name="Standard"><text:s text:c="9"/>(x &lt;= TurtleCanvasPanelOne.END_X)) &amp;&amp;</text:p>
      <text:p text:style-name="Standard"><text:s text:c="8"/>((y &gt;= TurtleCanvasPanelOne.BEGIN_Y) &amp;&amp;</text:p>
      <text:p text:style-name="Standard"><text:s text:c="9"/>(y &lt;= TurtleCanvasPanelOne.END_Y)))</text:p>
      <text:p text:style-name="Standard"><text:s text:c="4"/>{</text:p>
      <text:p text:style-name="Standard"><text:s text:c="6"/>// Initialize begin point.</text:p>
      <text:p text:style-name="Standard"><text:s text:c="6"/>endPoint = new Point2D.Double(x,y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If a value is submitted outside the range throw and exception.</text:p>
      <text:p text:style-name="Standard"><text:s text:c="6"/>throw new NumberFormatException();</text:p>
      <text:p text:style-name="Standard"/>
      <text:p text:style-name="Standard"><text:s text:c="4"/>} // End of initialization point with grid coordinate range.</text:p>
      <text:p text:style-name="Standard"/>
      <text:p text:style-name="Standard"><text:s text:c="2"/>} // End of setEnd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ending point for line.</text:p>
      <text:p text:style-name="Standard"><text:s text:c="2"/>protected void setEndPoint(Point2D point)</text:p>
      <text:p text:style-name="Standard"><text:s text:c="2"/>{</text:p>
      <text:p text:style-name="Standard"><text:s text:c="4"/>// Initialize point value if within valid grid coordinate range.</text:p>
      <text:p text:style-name="Standard"><text:s text:c="4"/>if (((point.getX() &gt;= TurtleCanvasPanelOne.BEGIN_X) &amp;&amp;</text:p>
      <text:p text:style-name="Standard"><text:s text:c="9"/>(point.getX() &lt;= TurtleCanvasPanelOne.END_X)) &amp;&amp;</text:p>
      <text:p text:style-name="Standard"><text:s text:c="8"/>((point.getY() &gt;= TurtleCanvasPanelOne.BEGIN_Y) &amp;&amp;</text:p>
      <text:p text:style-name="Standard"><text:s text:c="9"/>(point.getY() &lt;= TurtleCanvasPanelOne.END_Y)))</text:p>
      <text:p text:style-name="Standard"><text:s text:c="4"/>{</text:p>
      <text:p text:style-name="Standard"><text:s text:c="6"/>// Initialize begin point.</text:p>
      <text:p text:style-name="Standard"><text:s text:c="6"/>endPoint = point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If a value is submitted outside the range throw and exception.</text:p>
      <text:p text:style-name="Standard"><text:s text:c="6"/>throw new NumberFormatException();</text:p>
      <text:p text:style-name="Standard"><text:soft-page-break/></text:p>
      <text:p text:style-name="Standard"><text:s text:c="4"/>} // End of initialization point with grid coordinate range.</text:p>
      <text:p text:style-name="Standard"/>
      <text:p text:style-name="Standard"><text:s text:c="2"/>} // End of setEndPoint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the labelDistance widget.</text:p>
      <text:p text:style-name="Standard"><text:s text:c="2"/>protected void setLabelDistanceWakeup()</text:p>
      <text:p text:style-name="Standard"><text:s text:c="2"/>{</text:p>
      <text:p text:style-name="Standard"><text:s text:c="4"/>// Initialize the textfield for moves.</text:p>
      <text:p text:style-name="Standard"><text:s text:c="4"/>labelDistance.setText("Pixel Distance");</text:p>
      <text:p text:style-name="Standard"><text:s text:c="4"/>labelDistance.setFont(labelFont);</text:p>
      <text:p text:style-name="Standard"><text:s text:c="4"/>labelDistance.setForeground(Color.blue);</text:p>
      <text:p text:style-name="Standard"/>
      <text:p text:style-name="Standard"><text:s text:c="2"/>} // End of setLabelDistanceWakeup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button enablement state.</text:p>
      <text:p text:style-name="Standard"><text:s text:c="2"/>protected void setMoveButton()</text:p>
      <text:p text:style-name="Standard"><text:s text:c="2"/>{</text:p>
      <text:p text:style-name="Standard"><text:s text:c="4"/>// Evaluate state of button enablement and alter it.</text:p>
      <text:p text:style-name="Standard"><text:s text:c="4"/>if (moveButton.isEnabled())</text:p>
      <text:p text:style-name="Standard"><text:s text:c="4"/>{</text:p>
      <text:p text:style-name="Standard"><text:s text:c="6"/>// Disable moveButton.</text:p>
      <text:p text:style-name="Standard"><text:s text:c="6"/>moveButton.setEnabled(false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Enable penDownButton.</text:p>
      <text:p text:style-name="Standard"><text:s text:c="6"/>moveButton.setEnabled(true);</text:p>
      <text:p text:style-name="Standard"/>
      <text:p text:style-name="Standard"><text:s text:c="4"/>} // End of if to alter enabled state.</text:p>
      <text:p text:style-name="Standard"/>
      <text:p text:style-name="Standard"><text:s text:c="2"/>} // End of setMoveButt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moveDistance class variable.</text:p>
      <text:p text:style-name="Standard"><text:s text:c="2"/>protected void setMoveDistance(int distance)</text:p>
      <text:p text:style-name="Standard"><text:s text:c="2"/>{</text:p>
      <text:p text:style-name="Standard"><text:s text:c="4"/>// Set the moveDistance class variable.</text:p>
      <text:p text:style-name="Standard"><text:s text:c="4"/>moveDistance = distance;</text:p>
      <text:p text:style-name="Standard"/>
      <text:p text:style-name="Standard"><text:s text:c="2"/>} // End of setMoveDistance() method.</text:p>
      <text:p text:style-name="Standard"/>
      <text:p text:style-name="Standard"><text:s text:c="2"/>// -------------------------------------------------------------------------/</text:p>
      <text:p text:style-name="Standard"><text:soft-page-break/></text:p>
      <text:p text:style-name="Standard"><text:s text:c="2"/>// Define method to set button enablement state.</text:p>
      <text:p text:style-name="Standard"><text:s text:c="2"/>protected void setPenDownButton()</text:p>
      <text:p text:style-name="Standard"><text:s text:c="2"/>{</text:p>
      <text:p text:style-name="Standard"><text:s text:c="4"/>// Evaluate state of button enablement and alter it.</text:p>
      <text:p text:style-name="Standard"><text:s text:c="4"/>if (penDownButton.isEnabled())</text:p>
      <text:p text:style-name="Standard"><text:s text:c="4"/>{</text:p>
      <text:p text:style-name="Standard"><text:s text:c="6"/>// Disable penDownButton and enable penUpButton.</text:p>
      <text:p text:style-name="Standard"><text:s text:c="6"/>penDownButton.setEnabled(false);</text:p>
      <text:p text:style-name="Standard"><text:s text:c="6"/>setPenDown();</text:p>
      <text:p text:style-name="Standard"><text:s text:c="6"/>setPenUpButton(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Enable penDownButton.</text:p>
      <text:p text:style-name="Standard"><text:s text:c="6"/>penDownButton.setEnabled(true);</text:p>
      <text:p text:style-name="Standard"><text:s text:c="6"/>setPenDown();</text:p>
      <text:p text:style-name="Standard"/>
      <text:p text:style-name="Standard"><text:s text:c="4"/>} // End of if to alter enabled state.</text:p>
      <text:p text:style-name="Standard"/>
      <text:p text:style-name="Standard"><text:s text:c="2"/>} // End of setPenDownButt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penDown boolean state.</text:p>
      <text:p text:style-name="Standard"><text:s text:c="2"/>protected void setPenDown()</text:p>
      <text:p text:style-name="Standard"><text:s text:c="2"/>{</text:p>
      <text:p text:style-name="Standard"><text:s text:c="4"/>// Evaluate state of button enablement and alter it.</text:p>
      <text:p text:style-name="Standard"><text:s text:c="4"/>if (penIsDown) { penIsDown = false; } else { penIsDown = true; }</text:p>
      <text:p text:style-name="Standard"/>
      <text:p text:style-name="Standard"><text:s text:c="2"/>} // End of setPenDow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button enablement state.</text:p>
      <text:p text:style-name="Standard"><text:s text:c="2"/>protected void setPenUpButton()</text:p>
      <text:p text:style-name="Standard"><text:s text:c="2"/>{</text:p>
      <text:p text:style-name="Standard"><text:s text:c="4"/>// Evaluate state of button enablement and alter it.</text:p>
      <text:p text:style-name="Standard"><text:s text:c="4"/>if (penUpButton.isEnabled())</text:p>
      <text:p text:style-name="Standard"><text:s text:c="4"/>{</text:p>
      <text:p text:style-name="Standard"><text:s text:c="6"/>// Disable penUpButton and enable penDownButton.</text:p>
      <text:p text:style-name="Standard"><text:s text:c="6"/>penUpButton.setEnabled(false);</text:p>
      <text:p text:style-name="Standard"><text:s text:c="6"/>setPenDownButton(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Enable penUpButton.</text:p>
      <text:p text:style-name="Standard"><text:soft-page-break/><text:s text:c="6"/>penUpButton.setEnabled(true);</text:p>
      <text:p text:style-name="Standard"/>
      <text:p text:style-name="Standard"><text:s text:c="4"/>} // End of if to alter enabled state.</text:p>
      <text:p text:style-name="Standard"/>
      <text:p text:style-name="Standard"><text:s text:c="2"/>} // End of setPenUpButt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button enablement state.</text:p>
      <text:p text:style-name="Standard"><text:s text:c="2"/>protected void setPrintButton()</text:p>
      <text:p text:style-name="Standard"><text:s text:c="2"/>{</text:p>
      <text:p text:style-name="Standard"><text:s text:c="4"/>// Evaluate state of button enablement and alter it.</text:p>
      <text:p text:style-name="Standard"><text:s text:c="4"/>if (printButton.isEnabled())</text:p>
      <text:p text:style-name="Standard"><text:s text:c="4"/>{</text:p>
      <text:p text:style-name="Standard"><text:s text:c="6"/>// Disable printButton.</text:p>
      <text:p text:style-name="Standard"><text:s text:c="6"/>printButton.setEnabled(false);</text:p>
      <text:p text:style-name="Standard"><text:s text:c="6"/>setMoveButton();</text:p>
      <text:p text:style-name="Standard"/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// Enable printButton.</text:p>
      <text:p text:style-name="Standard"><text:s text:c="6"/>printButton.setEnabled(true);</text:p>
      <text:p text:style-name="Standard"><text:s text:c="6"/>setMoveButton();</text:p>
      <text:p text:style-name="Standard"/>
      <text:p text:style-name="Standard"><text:s text:c="4"/>} // End of if to alter enabled state.</text:p>
      <text:p text:style-name="Standard"/>
      <text:p text:style-name="Standard"><text:s text:c="2"/>} // End of setPrintButton() method.</text:p>
      <text:p text:style-name="Standard"/>
      <text:p text:style-name="Standard"><text:s text:c="2"/>// -------------------------------------------------------------------------/</text:p>
      <text:p text:style-name="Standard"/>
      <text:p text:style-name="Standard"><text:s text:c="2"/>// Define method to set the textDistance widget.</text:p>
      <text:p text:style-name="Standard"><text:s text:c="2"/>protected void setTextDistance()</text:p>
      <text:p text:style-name="Standard"><text:s text:c="2"/>{</text:p>
      <text:p text:style-name="Standard"><text:s text:c="4"/>// Initialize the textfield for distance.</text:p>
      <text:p text:style-name="Standard"><text:s text:c="4"/>textDistance.setText("0");</text:p>
      <text:p text:style-name="Standard"><text:s text:c="4"/>textDistance.setColumns(3);</text:p>
      <text:p text:style-name="Standard"><text:s text:c="4"/>textDistance.setFont(textFont);</text:p>
      <text:p text:style-name="Standard"><text:s text:c="4"/>textDistance.setEditable(true);</text:p>
      <text:p text:style-name="Standard"><text:s text:c="4"/>textDistance.setBackground(Color.white);</text:p>
      <text:p text:style-name="Standard"/>
      <text:p text:style-name="Standard"><text:s text:c="2"/>} // End of setTextDistance() method.</text:p>
      <text:p text:style-name="Standard"/>
      <text:p text:style-name="Standard"><text:s text:c="2"/>// ---------------------------- End Methods --------------------------------/</text:p>
      <text:p text:style-name="Standard"/>
      <text:p text:style-name="Standard">} // End of TurtleControlPanelOne class.</text:p>
      <text:p text:style-name="Standard"/>
      <text:p text:style-name="Standard">// ------------------------------- End Class ---------------------------------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ver </meta:initial-creator>
    <meta:creation-date>2017-01-30T10:00:42.58</meta:creation-date>
    <meta:document-statistic meta:table-count="0" meta:image-count="0" meta:object-count="0" meta:page-count="13" meta:paragraph-count="496" meta:word-count="2047" meta:character-count="20246"/>
    <dc:date>2017-01-30T10:01:09.61</dc:date>
    <dc:creator>server </dc:creator>
    <meta:editing-duration>PT28S</meta:editing-duration>
    <meta:editing-cycles>1</meta:editing-cycles>
    <meta:generator>OpenOffice/4.1.2$Win32 OpenOffice.org_project/412m3$Build-9782</meta:generator>
  </office:meta>
</office:document-meta>
</file>